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use-window-font-color="true"/>
    </style:style>
    <style:style style:name="T8" style:family="text">
      <style:text-properties fo:color="#ff0000"/>
    </style:style>
    <style:style style:name="T9" style:family="text">
      <style:text-properties officeooo:rsid="001e0303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 <text:span text:style-name="T4">DPAS/SIS/BADA/SUSPENSION/</text:span><text:span text:style-name="T4"><text:date style:data-style-name="N106" text:date-value="2015-03-31T14:12:30.454000267">2015</text:date></text:span></text:p>
              <text:p text:style-name="P8"><text:span text:style-name="T3"><text:s text:c="8"/>Matricule CAF : </text:span><text:span text:style-name="T3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5-03-31T14:12:30.454000267">31/03/2015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</text:p>
        <text:p text:style-name="P4"/>
        <text:p text:style-name="P15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4"/>
        <text:p text:style-name="P4">La Caisse d’Allocations Familiales (CAF) effectuera cette réduction pour le mois de<text:span text:style-name="T8"> </text:span><text:span text:style-name="T7"><text:date style:data-style-name="N107" text:date-value="2015-03-31T14:12:30.469999853">mars 2015</text:date></text:span> payable en <text:date style:data-style-name="N107" text:date-value="2015-03-31T14:12:30.469999853" text:date-adjust="PT744H00M00S">mai 2015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9">départemental,</text:span> Hôtel du Département – BP 93 – 93006 BOBIGNY Cedex.</text:p>
        <text:p text:style-name="P4"/>
        <text:p text:style-name="P4">Je vous invite à prendre contact avec le :</text:p>
        <text:p text:style-name="P4"/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  <text:p text:style-name="P5"><text:hidden-paragraph text:condition="ooow:structurereferente_numtel==&quot;&quot;" text:is-hidden="true"/>Tél: <text:user-field-get text:name="structurereferente_numtel"/></text:p>
        <text:p text:style-name="P5"/>
        <text:p text:style-name="P15">afin de souscrire un Contrat d’Engagement Réciproque (CER). Sans CER de votre part dans un délai d’un mois, votre dossier repassera en commission et vous vous exposerez à une suspension totale de votre RSA.</text:p>
        <text:p text:style-name="P15"/>
        <text:p text:style-name="P4">Je reste à votre entière disposition pour tout renseignement complémentaire.</text:p>
        <text:p text:style-name="P4"/>
        <text:p text:style-name="P6">Je vous prie d’agréer, <text:user-field-get text:name="personne_qual"/>, l’expression de mes salutations distinguées.</text:p>
        <text:p text:style-name="P16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12:30.157000000</dc:date>
    <dc:creator>linda baitech</dc:creator>
    <meta:editing-duration>PT6H1M46S</meta:editing-duration>
    <meta:editing-cycles>103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203" meta:character-count="1287" meta:non-whitespace-character-count="1078"/>
  </office:meta>
</office:document-meta>
</file>